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4980444000" style:family="table" style:master-page-name="ta-mp-0x7f4980444000">
      <style:table-properties table:display="true" style:writing-mode="lr-tb"/>
    </style:style>
    <style:style style:name="ta-0x7f49804441f0" style:family="table" style:master-page-name="ta-mp-0x7f49804441f0">
      <style:table-properties table:display="true" style:writing-mode="lr-tb"/>
    </style:style>
    <style:style style:name="ta-0x7f49804443e0" style:family="table" style:master-page-name="ta-mp-0x7f49804443e0">
      <style:table-properties table:display="true" style:writing-mode="lr-tb"/>
    </style:style>
    <style:style style:name="ta-0x7f49804445d0" style:family="table" style:master-page-name="ta-mp-0x7f49804445d0">
      <style:table-properties table:display="true" style:writing-mode="lr-tb"/>
    </style:style>
    <style:style style:name="ta-0x7f49804447c0" style:family="table" style:master-page-name="ta-mp-0x7f49804447c0">
      <style:table-properties table:display="true" style:writing-mode="lr-tb"/>
    </style:style>
    <style:style style:name="ta-0x7f49804449b0" style:family="table" style:master-page-name="ta-mp-0x7f4980444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498044603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980445de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98044616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628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5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71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6bc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5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72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6aa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73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6e1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594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75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5a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763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77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788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79a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5b9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54a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58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52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5cc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56f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672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685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63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64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6cf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69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55d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538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6f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660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70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5f1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7a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7bf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980447d2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175.55pt" style:use-optimal-column-width="true"/>
    </style:style>
    <style:style style:name="ACOL-6" style:family="table-column">
      <style:table-column-properties style:column-width="157.50pt" style:use-optimal-column-width="true"/>
    </style:style>
    <style:style style:name="ACOL-7" style:family="table-column">
      <style:table-column-properties style:column-width="171.75pt" style:use-optimal-column-width="true"/>
    </style:style>
    <style:style style:name="ACOL-8" style:family="table-column">
      <style:table-column-properties style:column-width="99.75pt" style:use-optimal-column-width="true"/>
    </style:style>
    <style:style style:name="ACOL-9" style:family="table-column">
      <style:table-column-properties style:column-width="72.75pt" style:use-optimal-column-width="true"/>
    </style:style>
    <style:style style:name="ACOL-10" style:family="table-column">
      <style:table-column-properties style:column-width="75.7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498044400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498044603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4980445de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4980446160" office:value-type="string">
            <text:p>viewProfile</text:p>
          </table:table-cell>
          <table:table-cell table:number-columns-repeated="127" table:style-name="Gnumeric-default"/>
        </table:table-row>
        <table:table-row table:style-name="AROW-2">
          <table:table-cell table:style-name="ACE-0x7f4980445de8" office:value-type="string">
            <text:p>applySingleCouponCode</text:p>
          </table:table-cell>
          <table:table-cell table:number-columns-repeated="127" table:style-name="Gnumeric-default"/>
        </table:table-row>
        <table:table-row table:style-name="AROW-2">
          <table:table-cell table:style-name="ACE-0x7f498044628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>
          <table:table-cell table:number-columns-repeated="128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2" gnm:cursor-row="13">
          <gnm:selection gnm:start-col="2" gnm:start-row="13" gnm:end-col="2" gnm:end-row="13"/>
        </gnm:selections>
      </table:table>
      <table:table table:name="MQA1_TestData" table:style-name="ta-0x7f49804441f0" table:print="false">
        <office:forms form:automatic-focus="false" form:apply-design-mode="false">
          <form:form/>
        </office:forms>
        <table:table-column table:default-cell-style-name="ACE-0x7f4980445130" table:style-name="ACOL-3"/>
        <table:table-column table:default-cell-style-name="ACE-0x7f4980445130" table:style-name="ACOL-4"/>
        <table:table-column table:default-cell-style-name="ACE-0x7f4980445130" table:style-name="ACOL-5"/>
        <table:table-column table:default-cell-style-name="ACE-0x7f4980445130" table:style-name="ACOL-6"/>
        <table:table-column table:default-cell-style-name="ACE-0x7f4980445130" table:style-name="ACOL-7"/>
        <table:table-column table:default-cell-style-name="ACE-0x7f4980445130" table:style-name="ACOL-8"/>
        <table:table-column table:default-cell-style-name="ACE-0x7f4980445130" table:style-name="ACOL-9"/>
        <table:table-column table:default-cell-style-name="ACE-0x7f4980445130" table:style-name="ACOL-10"/>
        <table:table-column table:default-cell-style-name="ACE-0x7f4980445130" table:style-name="ACOL-0" table:number-columns-repeated="120"/>
        <table:table-row table:style-name="AROW-4">
          <table:table-cell table:style-name="ACE-0x7f4980447190" office:value-type="string">
            <text:p>Product String</text:p>
          </table:table-cell>
          <table:table-cell table:style-name="ACE-0x7f49804472b8" office:value-type="string">
            <text:p>Product Quantity</text:p>
          </table:table-cell>
          <table:table-cell table:style-name="ACE-0x7f49804472b8" office:value-type="string">
            <text:p>User Name</text:p>
          </table:table-cell>
          <table:table-cell table:style-name="ACE-0x7f49804472b8" office:value-type="string">
            <text:p>COD Coupon Error</text:p>
          </table:table-cell>
          <table:table-cell table:style-name="ACE-0x7f49804472b8" office:value-type="string">
            <text:p>AppLogin_Email_Address</text:p>
          </table:table-cell>
          <table:table-cell table:style-name="ACE-0x7f49804472b8" office:value-type="string">
            <text:p>AppLogin_Password</text:p>
          </table:table-cell>
          <table:table-cell table:style-name="ACE-0x7f49804472b8" office:value-type="string">
            <text:p>Applied Bucks</text:p>
          </table:table-cell>
          <table:table-cell table:style-name="ACE-0x7f49804473e0" office:value-type="string">
            <text:p>Remove Bucks</text:p>
          </table:table-cell>
          <table:table-cell table:number-columns-repeated="120" table:style-name="ACE-0x7f4980445130"/>
        </table:table-row>
        <table:table-row table:style-name="AROW-2">
          <table:table-cell table:style-name="ACE-0x7f4980446bc8" office:value-type="string">
            <text:p>Shop By Category##Computers##Laptops Special##DELL Inspiron 5547 Ultrabook Core i7 4th Gen, 8GB Ram, 1TB HDD, 15.6" HD Display</text:p>
          </table:table-cell>
          <table:table-cell table:style-name="ACE-0x7f4980446aa0" office:value-type="float" office:value="1">
            <text:p>1</text:p>
          </table:table-cell>
          <table:table-cell table:style-name="ACE-0x7f4980446aa0" office:value-type="string">
            <text:p>arvindkatheriya13@gmail.com</text:p>
          </table:table-cell>
          <table:table-cell table:style-name="ACE-0x7f4980446aa0" office:value-type="string">
            <text:p>Coupon NOT applicable on COD</text:p>
          </table:table-cell>
          <table:table-cell table:style-name="ACE-0x7f4980446aa0" office:value-type="string">
            <text:p>sahil.jariwala@crestechglobal.com</text:p>
          </table:table-cell>
          <table:table-cell table:style-name="ACE-0x7f4980446aa0" office:value-type="float" office:value="12345">
            <text:p>12345</text:p>
          </table:table-cell>
          <table:table-cell table:style-name="ACE-0x7f4980446aa0" office:value-type="float" office:value="25">
            <text:p>25</text:p>
          </table:table-cell>
          <table:table-cell table:style-name="ACE-0x7f4980446e18" office:value-type="float" office:value="0">
            <text:p>0</text:p>
          </table:table-cell>
          <table:table-cell table:number-columns-repeated="120" table:style-name="ACE-0x7f498044513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1" gnm:cursor-row="1">
          <gnm:selection gnm:start-col="1" gnm:start-row="1" gnm:end-col="1" gnm:end-row="1"/>
        </gnm:selections>
      </table:table>
      <table:table table:name="MQA2_TestData" table:style-name="ta-0x7f49804443e0" table:print="false">
        <office:forms form:automatic-focus="false" form:apply-design-mode="false">
          <form:form/>
        </office:forms>
        <table:table-column table:default-cell-style-name="ACE-0x7f4980445a70" table:style-name="ACOL-3"/>
        <table:table-column table:default-cell-style-name="ACE-0x7f4980445a70" table:style-name="ACOL-4"/>
        <table:table-column table:default-cell-style-name="ACE-0x7f4980445a70" table:style-name="ACOL-5"/>
        <table:table-column table:default-cell-style-name="ACE-0x7f4980445a70" table:style-name="ACOL-6"/>
        <table:table-column table:default-cell-style-name="ACE-0x7f4980445a70" table:style-name="ACOL-7"/>
        <table:table-column table:default-cell-style-name="ACE-0x7f4980445a70" table:style-name="ACOL-8"/>
        <table:table-column table:default-cell-style-name="ACE-0x7f4980445a70" table:style-name="ACOL-9"/>
        <table:table-column table:default-cell-style-name="ACE-0x7f4980445a70" table:style-name="ACOL-10"/>
        <table:table-column table:default-cell-style-name="ACE-0x7f4980445a70" table:style-name="ACOL-0" table:number-columns-repeated="120"/>
        <table:table-row table:style-name="AROW-4">
          <table:table-cell table:style-name="ACE-0x7f4980445948" office:value-type="string">
            <text:p>Product String</text:p>
          </table:table-cell>
          <table:table-cell table:style-name="ACE-0x7f4980447630" office:value-type="string">
            <text:p>Product Quantity</text:p>
          </table:table-cell>
          <table:table-cell table:style-name="ACE-0x7f4980447630" office:value-type="string">
            <text:p>User Name</text:p>
          </table:table-cell>
          <table:table-cell table:style-name="ACE-0x7f4980447630" office:value-type="string">
            <text:p>COD Coupon Error</text:p>
          </table:table-cell>
          <table:table-cell table:style-name="ACE-0x7f4980447630" office:value-type="string">
            <text:p>AppLogin_Email_Address</text:p>
          </table:table-cell>
          <table:table-cell table:style-name="ACE-0x7f4980447630" office:value-type="string">
            <text:p>AppLogin_Password</text:p>
          </table:table-cell>
          <table:table-cell table:style-name="ACE-0x7f4980447630" office:value-type="string">
            <text:p>Applied Bucks</text:p>
          </table:table-cell>
          <table:table-cell table:style-name="ACE-0x7f4980447880" office:value-type="string">
            <text:p>Remove Bucks</text:p>
          </table:table-cell>
          <table:table-cell table:number-columns-repeated="120" table:style-name="ACE-0x7f4980445a70"/>
        </table:table-row>
        <table:table-row table:style-name="AROW-2">
          <table:table-cell table:style-name="ACE-0x7f4980447508" office:value-type="string">
            <text:p>Shop By Category##Computers##Laptops Special##DELL Inspiron 5547 Ultrabook Core i7 4th Gen, 8GB Ram, 1TB HDD, 15.6" HD Display</text:p>
          </table:table-cell>
          <table:table-cell table:style-name="ACE-0x7f4980447758" office:value-type="float" office:value="1">
            <text:p>1</text:p>
          </table:table-cell>
          <table:table-cell table:style-name="ACE-0x7f4980447758" office:value-type="string">
            <text:p>arvindkatheriya13@gmail.com</text:p>
          </table:table-cell>
          <table:table-cell table:style-name="ACE-0x7f4980447758" office:value-type="string">
            <text:p>Coupon NOT applicable on COD</text:p>
          </table:table-cell>
          <table:table-cell table:style-name="ACE-0x7f4980447758" office:value-type="string">
            <text:p>sahil.jariwala@crestechglobal.com</text:p>
          </table:table-cell>
          <table:table-cell table:style-name="ACE-0x7f4980447758" office:value-type="float" office:value="12345">
            <text:p>12345</text:p>
          </table:table-cell>
          <table:table-cell table:style-name="ACE-0x7f4980447758" office:value-type="float" office:value="25">
            <text:p>25</text:p>
          </table:table-cell>
          <table:table-cell table:style-name="ACE-0x7f49804479a8" office:value-type="float" office:value="0">
            <text:p>0</text:p>
          </table:table-cell>
          <table:table-cell table:number-columns-repeated="120" table:style-name="ACE-0x7f4980445a7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49804445d0" table:print="false">
        <office:forms form:automatic-focus="false" form:apply-design-mode="false">
          <form:form/>
        </office:forms>
        <table:table-column table:default-cell-style-name="ACE-0x7f4980445820" table:style-name="ACOL-3"/>
        <table:table-column table:default-cell-style-name="ACE-0x7f4980445820" table:style-name="ACOL-4"/>
        <table:table-column table:default-cell-style-name="ACE-0x7f4980445820" table:style-name="ACOL-5"/>
        <table:table-column table:default-cell-style-name="ACE-0x7f4980445820" table:style-name="ACOL-6"/>
        <table:table-column table:default-cell-style-name="ACE-0x7f4980445820" table:style-name="ACOL-7"/>
        <table:table-column table:default-cell-style-name="ACE-0x7f4980445820" table:style-name="ACOL-8"/>
        <table:table-column table:default-cell-style-name="ACE-0x7f4980445820" table:style-name="ACOL-9"/>
        <table:table-column table:default-cell-style-name="ACE-0x7f4980445820" table:style-name="ACOL-10"/>
        <table:table-column table:default-cell-style-name="ACE-0x7f4980445820" table:style-name="ACOL-0" table:number-columns-repeated="120"/>
        <table:table-row table:style-name="AROW-4">
          <table:table-cell table:style-name="ACE-0x7f4980445b98" office:value-type="string">
            <text:p>Product String</text:p>
          </table:table-cell>
          <table:table-cell table:style-name="ACE-0x7f4980445258" office:value-type="string">
            <text:p>Product Quantity</text:p>
          </table:table-cell>
          <table:table-cell table:style-name="ACE-0x7f4980445258" office:value-type="string">
            <text:p>User Name</text:p>
          </table:table-cell>
          <table:table-cell table:style-name="ACE-0x7f4980445258" office:value-type="string">
            <text:p>COD Coupon Error</text:p>
          </table:table-cell>
          <table:table-cell table:style-name="ACE-0x7f4980445258" office:value-type="string">
            <text:p>AppLogin_Email_Address</text:p>
          </table:table-cell>
          <table:table-cell table:style-name="ACE-0x7f4980445258" office:value-type="string">
            <text:p>AppLogin_Password</text:p>
          </table:table-cell>
          <table:table-cell table:style-name="ACE-0x7f4980445258" office:value-type="string">
            <text:p>Applied Bucks</text:p>
          </table:table-cell>
          <table:table-cell table:style-name="ACE-0x7f49804456f8" office:value-type="string">
            <text:p>Remove Bucks</text:p>
          </table:table-cell>
          <table:table-cell table:number-columns-repeated="120" table:style-name="ACE-0x7f4980445820"/>
        </table:table-row>
        <table:table-row table:style-name="AROW-2">
          <table:table-cell table:style-name="ACE-0x7f49804454a8" office:value-type="string">
            <text:p>Shop By Category##Computers##Laptops Special##DELL Inspiron 5547 Ultrabook Core i7 4th Gen, 8GB Ram, 1TB HDD, 15.6" HD Display</text:p>
          </table:table-cell>
          <table:table-cell table:style-name="ACE-0x7f4980445cc0" office:value-type="float" office:value="1">
            <text:p>1</text:p>
          </table:table-cell>
          <table:table-cell table:style-name="ACE-0x7f4980445cc0" office:value-type="string">
            <text:p>arvindkatheriya13@gmail.com</text:p>
          </table:table-cell>
          <table:table-cell table:style-name="ACE-0x7f4980445cc0" office:value-type="string">
            <text:p>Coupon NOT applicable on COD</text:p>
          </table:table-cell>
          <table:table-cell table:style-name="ACE-0x7f4980445cc0" office:value-type="string">
            <text:p>sahil.jariwala@crestechglobal.com</text:p>
          </table:table-cell>
          <table:table-cell table:style-name="ACE-0x7f4980445cc0" office:value-type="float" office:value="12345">
            <text:p>12345</text:p>
          </table:table-cell>
          <table:table-cell table:style-name="ACE-0x7f4980445cc0" office:value-type="float" office:value="25">
            <text:p>25</text:p>
          </table:table-cell>
          <table:table-cell table:style-name="ACE-0x7f4980446728" office:value-type="float" office:value="0">
            <text:p>0</text:p>
          </table:table-cell>
          <table:table-cell table:number-columns-repeated="120" table:style-name="ACE-0x7f498044582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49804447c0" table:print="false">
        <office:forms form:automatic-focus="false" form:apply-design-mode="false">
          <form:form/>
        </office:forms>
        <table:table-column table:default-cell-style-name="ACE-0x7f49804464d8" table:style-name="ACOL-3"/>
        <table:table-column table:default-cell-style-name="ACE-0x7f49804464d8" table:style-name="ACOL-4"/>
        <table:table-column table:default-cell-style-name="ACE-0x7f49804464d8" table:style-name="ACOL-5"/>
        <table:table-column table:default-cell-style-name="ACE-0x7f49804464d8" table:style-name="ACOL-6"/>
        <table:table-column table:default-cell-style-name="ACE-0x7f49804464d8" table:style-name="ACOL-7"/>
        <table:table-column table:default-cell-style-name="ACE-0x7f49804464d8" table:style-name="ACOL-8"/>
        <table:table-column table:default-cell-style-name="ACE-0x7f49804464d8" table:style-name="ACOL-9"/>
        <table:table-column table:default-cell-style-name="ACE-0x7f49804464d8" table:style-name="ACOL-10"/>
        <table:table-column table:default-cell-style-name="ACE-0x7f49804464d8" table:style-name="ACOL-0" table:number-columns-repeated="120"/>
        <table:table-row table:style-name="AROW-4">
          <table:table-cell table:style-name="ACE-0x7f4980446850" office:value-type="string">
            <text:p>Product String</text:p>
          </table:table-cell>
          <table:table-cell table:style-name="ACE-0x7f4980446cf0" office:value-type="string">
            <text:p>Product Quantity</text:p>
          </table:table-cell>
          <table:table-cell table:style-name="ACE-0x7f4980446cf0" office:value-type="string">
            <text:p>User Name</text:p>
          </table:table-cell>
          <table:table-cell table:style-name="ACE-0x7f4980446cf0" office:value-type="string">
            <text:p>COD Coupon Error</text:p>
          </table:table-cell>
          <table:table-cell table:style-name="ACE-0x7f4980446cf0" office:value-type="string">
            <text:p>AppLogin_Email_Address</text:p>
          </table:table-cell>
          <table:table-cell table:style-name="ACE-0x7f4980446cf0" office:value-type="string">
            <text:p>AppLogin_Password</text:p>
          </table:table-cell>
          <table:table-cell table:style-name="ACE-0x7f4980446cf0" office:value-type="string">
            <text:p>Applied Bucks</text:p>
          </table:table-cell>
          <table:table-cell table:style-name="ACE-0x7f49804455d0" office:value-type="string">
            <text:p>Remove Bucks</text:p>
          </table:table-cell>
          <table:table-cell table:number-columns-repeated="120" table:style-name="ACE-0x7f49804464d8"/>
        </table:table-row>
        <table:table-row table:style-name="AROW-2">
          <table:table-cell table:style-name="ACE-0x7f49804463b0" office:value-type="string">
            <text:p>Shop By Category##Computers##Laptops Special##DELL Inspiron 5547 Ultrabook Core i7 4th Gen, 8GB Ram, 1TB HDD, 15.6" HD Display</text:p>
          </table:table-cell>
          <table:table-cell table:style-name="ACE-0x7f4980446978" office:value-type="float" office:value="1">
            <text:p>1</text:p>
          </table:table-cell>
          <table:table-cell table:style-name="ACE-0x7f4980446978" office:value-type="string">
            <text:p>arvindkatheriya13@gmail.com</text:p>
          </table:table-cell>
          <table:table-cell table:style-name="ACE-0x7f4980446978" office:value-type="string">
            <text:p>Coupon NOT applicable on COD</text:p>
          </table:table-cell>
          <table:table-cell table:style-name="ACE-0x7f4980446978" office:value-type="string">
            <text:p>sahil.jariwala@crestechglobal.com</text:p>
          </table:table-cell>
          <table:table-cell table:style-name="ACE-0x7f4980446978" office:value-type="float" office:value="12345">
            <text:p>12345</text:p>
          </table:table-cell>
          <table:table-cell table:style-name="ACE-0x7f4980446978" office:value-type="float" office:value="25">
            <text:p>25</text:p>
          </table:table-cell>
          <table:table-cell table:style-name="ACE-0x7f4980445380" office:value-type="float" office:value="0">
            <text:p>0</text:p>
          </table:table-cell>
          <table:table-cell table:number-columns-repeated="120" table:style-name="ACE-0x7f49804464d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49804449b0" table:print="false">
        <office:forms form:automatic-focus="false" form:apply-design-mode="false">
          <form:form/>
        </office:forms>
        <table:table-column table:default-cell-style-name="ACE-0x7f4980447068" table:style-name="ACOL-3"/>
        <table:table-column table:default-cell-style-name="ACE-0x7f4980447068" table:style-name="ACOL-4"/>
        <table:table-column table:default-cell-style-name="ACE-0x7f4980447068" table:style-name="ACOL-5"/>
        <table:table-column table:default-cell-style-name="ACE-0x7f4980447068" table:style-name="ACOL-6"/>
        <table:table-column table:default-cell-style-name="ACE-0x7f4980447068" table:style-name="ACOL-7"/>
        <table:table-column table:default-cell-style-name="ACE-0x7f4980447068" table:style-name="ACOL-8"/>
        <table:table-column table:default-cell-style-name="ACE-0x7f4980447068" table:style-name="ACOL-9"/>
        <table:table-column table:default-cell-style-name="ACE-0x7f4980447068" table:style-name="ACOL-10"/>
        <table:table-column table:default-cell-style-name="ACE-0x7f4980447068" table:style-name="ACOL-0" table:number-columns-repeated="120"/>
        <table:table-row table:style-name="AROW-4">
          <table:table-cell table:style-name="ACE-0x7f4980446f40" office:value-type="string">
            <text:p>Product String</text:p>
          </table:table-cell>
          <table:table-cell table:style-name="ACE-0x7f4980445f10" office:value-type="string">
            <text:p>Product Quantity</text:p>
          </table:table-cell>
          <table:table-cell table:style-name="ACE-0x7f4980445f10" office:value-type="string">
            <text:p>User Name</text:p>
          </table:table-cell>
          <table:table-cell table:style-name="ACE-0x7f4980445f10" office:value-type="string">
            <text:p>COD Coupon Error</text:p>
          </table:table-cell>
          <table:table-cell table:style-name="ACE-0x7f4980445f10" office:value-type="string">
            <text:p>AppLogin_Email_Address</text:p>
          </table:table-cell>
          <table:table-cell table:style-name="ACE-0x7f4980445f10" office:value-type="string">
            <text:p>AppLogin_Password</text:p>
          </table:table-cell>
          <table:table-cell table:style-name="ACE-0x7f4980445f10" office:value-type="string">
            <text:p>Applied Bucks</text:p>
          </table:table-cell>
          <table:table-cell table:style-name="ACE-0x7f4980447bf8" office:value-type="string">
            <text:p>Remove Bucks</text:p>
          </table:table-cell>
          <table:table-cell table:number-columns-repeated="120" table:style-name="ACE-0x7f4980447068"/>
        </table:table-row>
        <table:table-row table:style-name="AROW-2">
          <table:table-cell table:style-name="ACE-0x7f4980446600" office:value-type="string">
            <text:p>Shop By Category##Computers##Laptops Special##DELL Inspiron 5547 Ultrabook Core i7 4th Gen, 8GB Ram, 1TB HDD, 15.6" HD Display</text:p>
          </table:table-cell>
          <table:table-cell table:style-name="ACE-0x7f4980447ad0" office:value-type="float" office:value="1">
            <text:p>1</text:p>
          </table:table-cell>
          <table:table-cell table:style-name="ACE-0x7f4980447ad0" office:value-type="string">
            <text:p>arvindkatheriya13@gmail.com</text:p>
          </table:table-cell>
          <table:table-cell table:style-name="ACE-0x7f4980447ad0" office:value-type="string">
            <text:p>Coupon NOT applicable on COD</text:p>
          </table:table-cell>
          <table:table-cell table:style-name="ACE-0x7f4980447ad0" office:value-type="string">
            <text:p>sahil.jariwala@crestechglobal.com</text:p>
          </table:table-cell>
          <table:table-cell table:style-name="ACE-0x7f4980447ad0" office:value-type="float" office:value="12345">
            <text:p>12345</text:p>
          </table:table-cell>
          <table:table-cell table:style-name="ACE-0x7f4980447ad0" office:value-type="float" office:value="25">
            <text:p>25</text:p>
          </table:table-cell>
          <table:table-cell table:style-name="ACE-0x7f4980447d20" office:value-type="float" office:value="0">
            <text:p>0</text:p>
          </table:table-cell>
          <table:table-cell table:number-columns-repeated="120" table:style-name="ACE-0x7f498044706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49804180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9804040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9808820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980b74a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980b982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980bc5e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4980444000" style:display-name="TestCase" style:page-layout-name="pl-0x7f49804180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9804441f0" style:display-name="MQA1_TestData" style:page-layout-name="pl-0x7f49804040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9804443e0" style:display-name="MQA2_TestData" style:page-layout-name="pl-0x7f49808820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9804445d0" style:display-name="MQA3_TestData" style:page-layout-name="pl-0x7f4980b74a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9804447c0" style:display-name="MQA4_TestData" style:page-layout-name="pl-0x7f4980b982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9804449b0" style:display-name="MQA5_TestData" style:page-layout-name="pl-0x7f4980bc5e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2:04:42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